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56DE0B2E8714BF05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378cm, 8.549cm, 25.276cm, 10.80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899cm" svg:height="8.825cm" svg:x="0.001cm" svg:y="0.101cm">
          <draw:image xlink:href="Pictures/10000000000005E8000007E056DE0B2E8714BF0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10T15:49:47.011681491</dc:date>
    <meta:editing-duration>PT4M7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